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2.995cm" style:rel-column-width="11545*"/>
    </style:style>
    <style:style style:name="Table2.B" style:family="table-column">
      <style:table-column-properties style:column-width="6.008cm" style:rel-column-width="23159*"/>
    </style:style>
    <style:style style:name="Table2.C" style:family="table-column">
      <style:table-column-properties style:column-width="7.997cm" style:rel-column-width="30831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2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2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2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3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995cm" style:rel-column-width="11545*"/>
    </style:style>
    <style:style style:name="Table3.B" style:family="table-column">
      <style:table-column-properties style:column-width="6.008cm" style:rel-column-width="23159*"/>
    </style:style>
    <style:style style:name="Table3.C" style:family="table-column">
      <style:table-column-properties style:column-width="7.997cm" style:rel-column-width="30831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3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3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3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2.995cm" style:rel-column-width="11545*"/>
    </style:style>
    <style:style style:name="Table4.B" style:family="table-column">
      <style:table-column-properties style:column-width="6.008cm" style:rel-column-width="23159*"/>
    </style:style>
    <style:style style:name="Table4.C" style:family="table-column">
      <style:table-column-properties style:column-width="7.997cm" style:rel-column-width="30831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4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4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4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5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2.995cm" style:rel-column-width="11545*"/>
    </style:style>
    <style:style style:name="Table5.B" style:family="table-column">
      <style:table-column-properties style:column-width="6.008cm" style:rel-column-width="23159*"/>
    </style:style>
    <style:style style:name="Table5.C" style:family="table-column">
      <style:table-column-properties style:column-width="7.997cm" style:rel-column-width="30831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5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5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5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6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2.995cm" style:rel-column-width="11545*"/>
    </style:style>
    <style:style style:name="Table6.B" style:family="table-column">
      <style:table-column-properties style:column-width="6.008cm" style:rel-column-width="23159*"/>
    </style:style>
    <style:style style:name="Table6.C" style:family="table-column">
      <style:table-column-properties style:column-width="7.997cm" style:rel-column-width="30831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6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6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6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Table7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2.995cm" style:rel-column-width="11545*"/>
    </style:style>
    <style:style style:name="Table7.B" style:family="table-column">
      <style:table-column-properties style:column-width="6.008cm" style:rel-column-width="23159*"/>
    </style:style>
    <style:style style:name="Table7.C" style:family="table-column">
      <style:table-column-properties style:column-width="7.997cm" style:rel-column-width="30831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7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7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7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ext_20_body">
      <style:text-properties officeooo:rsid="001b36a3" officeooo:paragraph-rsid="001b36a3"/>
    </style:style>
    <style:style style:name="P4" style:family="paragraph" style:parent-style-name="Text_20_body">
      <style:text-properties officeooo:rsid="001ca91f" officeooo:paragraph-rsid="001ca91f"/>
    </style:style>
    <style:style style:name="P5" style:family="paragraph" style:parent-style-name="Text_20_body">
      <style:text-properties officeooo:rsid="00281a27" officeooo:paragraph-rsid="00281a27"/>
    </style:style>
    <style:style style:name="P6" style:family="paragraph" style:parent-style-name="Text_20_body">
      <style:text-properties officeooo:rsid="00281a27" officeooo:paragraph-rsid="002a10ff"/>
    </style:style>
    <style:style style:name="P7" style:family="paragraph" style:parent-style-name="Text_20_body">
      <style:text-properties officeooo:rsid="00281a27" officeooo:paragraph-rsid="002ca798"/>
    </style:style>
    <style:style style:name="P8" style:family="paragraph" style:parent-style-name="Title">
      <style:text-properties officeooo:rsid="0017e5c1" officeooo:paragraph-rsid="0017e5c1"/>
    </style:style>
    <style:style style:name="P9" style:family="paragraph" style:parent-style-name="Subtitle">
      <style:text-properties officeooo:rsid="001f39cf" officeooo:paragraph-rsid="001f39cf"/>
    </style:style>
    <style:style style:name="P10" style:family="paragraph" style:parent-style-name="Text_20_body">
      <style:paragraph-properties fo:background-color="#e6e6e6">
        <style:background-image/>
      </style:paragraph-properties>
      <style:text-properties style:font-name="DejaVu Sans Mono" fo:font-size="9pt" officeooo:rsid="0026f252" officeooo:paragraph-rsid="0026f252" fo:background-color="transparent" style:font-size-asian="9pt" style:font-size-complex="9pt"/>
    </style:style>
    <style:style style:name="P11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919ff" style:font-size-asian="10pt" style:font-size-complex="10pt"/>
    </style:style>
    <style:style style:name="P12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a10ff" style:font-size-asian="10pt" style:font-size-complex="10pt"/>
    </style:style>
    <style:style style:name="P13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ca798" style:font-size-asian="10pt" style:font-size-complex="10pt"/>
    </style:style>
    <style:style style:name="P14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2f78f6" style:font-size-asian="10pt" style:font-size-complex="10pt"/>
    </style:style>
    <style:style style:name="P15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30becb" style:font-size-asian="10pt" style:font-size-complex="10pt"/>
    </style:style>
    <style:style style:name="P16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919ff" officeooo:paragraph-rsid="0034c935" style:font-size-asian="10pt" style:font-size-complex="10pt"/>
    </style:style>
    <style:style style:name="P17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919ff" style:font-size-asian="10pt" style:font-size-complex="10pt"/>
    </style:style>
    <style:style style:name="P18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a10ff" style:font-size-asian="10pt" style:font-size-complex="10pt"/>
    </style:style>
    <style:style style:name="P19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ca798" style:font-size-asian="10pt" style:font-size-complex="10pt"/>
    </style:style>
    <style:style style:name="P20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f78f6" style:font-size-asian="10pt" style:font-size-complex="10pt"/>
    </style:style>
    <style:style style:name="P21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0becb" style:font-size-asian="10pt" style:font-size-complex="10pt"/>
    </style:style>
    <style:style style:name="P22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4c935" style:font-size-asian="10pt" style:font-size-complex="10pt"/>
    </style:style>
    <style:style style:name="P23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919ff" fo:background-color="transparent" style:font-size-asian="10pt" style:font-size-complex="10pt"/>
    </style:style>
    <style:style style:name="P24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a10ff" fo:background-color="transparent" style:font-size-asian="10pt" style:font-size-complex="10pt"/>
    </style:style>
    <style:style style:name="P25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ca798" fo:background-color="transparent" style:font-size-asian="10pt" style:font-size-complex="10pt"/>
    </style:style>
    <style:style style:name="P26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f78f6" fo:background-color="transparent" style:font-size-asian="10pt" style:font-size-complex="10pt"/>
    </style:style>
    <style:style style:name="P27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0becb" fo:background-color="transparent" style:font-size-asian="10pt" style:font-size-complex="10pt"/>
    </style:style>
    <style:style style:name="P28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34c935" fo:background-color="transparent" style:font-size-asian="10pt" style:font-size-complex="10pt"/>
    </style:style>
    <style:style style:name="P29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919ff" style:font-size-asian="10pt" style:language-asian="zxx" style:country-asian="none" style:font-size-complex="10pt" style:language-complex="zxx" style:country-complex="none"/>
    </style:style>
    <style:style style:name="P30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a10ff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ca798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2f78f6" style:font-size-asian="10pt" style:language-asian="zxx" style:country-asian="none" style:font-size-complex="10pt" style:language-complex="zxx" style:country-complex="none"/>
    </style:style>
    <style:style style:name="P33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30becb" style:font-size-asian="10pt" style:language-asian="zxx" style:country-asian="none" style:font-size-complex="10pt" style:language-complex="zxx" style:country-complex="none"/>
    </style:style>
    <style:style style:name="P34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919ff" officeooo:paragraph-rsid="0034c935" style:font-size-asian="10pt" style:language-asian="zxx" style:country-asian="none" style:font-size-complex="10pt" style:language-complex="zxx" style:country-complex="none"/>
    </style:style>
    <style:style style:name="P35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b52f0" officeooo:paragraph-rsid="002b52f0" style:font-size-asian="10pt" style:language-asian="zxx" style:country-asian="none" style:font-size-complex="10pt" style:language-complex="zxx" style:country-complex="none"/>
    </style:style>
    <style:style style:name="P36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2d5ecd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2f78f6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30becb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d5ecd" officeooo:paragraph-rsid="0034c935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e0ba9" officeooo:paragraph-rsid="002e0ba9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2f78f6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30becb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f78f6" officeooo:paragraph-rsid="0034844b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2c4e37" officeooo:paragraph-rsid="002a10ff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329889" officeooo:paragraph-rsid="00329889" style:font-size-asian="10pt" style:language-asian="zxx" style:country-asian="none" style:font-size-complex="10pt" style:language-complex="zxx" style:country-complex="none"/>
    </style:style>
    <style:style style:name="P46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34c935" officeooo:paragraph-rsid="0034c935" style:font-size-asian="10pt" style:language-asian="zxx" style:country-asian="none" style:font-size-complex="10pt" style:language-complex="zxx" style:country-complex="none"/>
    </style:style>
    <style:style style:name="P47" style:family="paragraph" style:parent-style-name="Text_20_body" style:master-page-name="">
      <style:paragraph-properties style:page-number="auto" fo:break-before="auto" fo:break-after="auto"/>
      <style:text-properties officeooo:rsid="0034c935" officeooo:paragraph-rsid="0034c935"/>
    </style:style>
    <style:style style:name="P48" style:family="paragraph" style:parent-style-name="Text_20_body" style:master-page-name="">
      <style:paragraph-properties style:page-number="auto" fo:break-before="auto" fo:break-after="auto" fo:keep-with-next="always"/>
      <style:text-properties officeooo:rsid="0031ae2f" officeooo:paragraph-rsid="0030becb"/>
    </style:style>
    <style:style style:name="P49" style:family="paragraph" style:parent-style-name="Heading_20_1">
      <style:text-properties officeooo:rsid="0036da7f" officeooo:paragraph-rsid="0036da7f"/>
    </style:style>
    <style:style style:name="P50" style:family="paragraph" style:parent-style-name="Heading_20_1" style:master-page-name="">
      <style:paragraph-properties style:page-number="auto" fo:break-before="page"/>
      <style:text-properties officeooo:rsid="00281a27" officeooo:paragraph-rsid="00281a27"/>
    </style:style>
    <style:style style:name="P51" style:family="paragraph" style:parent-style-name="Heading_20_1">
      <style:paragraph-properties fo:break-before="page"/>
      <style:text-properties officeooo:rsid="0026f252" officeooo:paragraph-rsid="0034c935"/>
    </style:style>
    <style:style style:name="P52" style:family="paragraph" style:parent-style-name="Text_20_body" style:list-style-name="L1">
      <style:text-properties officeooo:rsid="001b36a3" officeooo:paragraph-rsid="001b36a3"/>
    </style:style>
    <style:style style:name="P53" style:family="paragraph" style:parent-style-name="Text_20_body" style:list-style-name="L1">
      <style:text-properties officeooo:rsid="0035bc44" officeooo:paragraph-rsid="0035bc44"/>
    </style:style>
    <style:style style:name="P54" style:family="paragraph" style:parent-style-name="Text_20_body" style:list-style-name="L1">
      <style:text-properties officeooo:rsid="0037e243" officeooo:paragraph-rsid="0037e243"/>
    </style:style>
    <style:style style:name="P55" style:family="paragraph" style:parent-style-name="Text_20_body" style:list-style-name="L2">
      <style:text-properties officeooo:rsid="001ca91f" officeooo:paragraph-rsid="001ca91f"/>
    </style:style>
    <style:style style:name="P56" style:family="paragraph" style:parent-style-name="Text_20_body" style:list-style-name="L1">
      <style:text-properties officeooo:rsid="00392fc2" officeooo:paragraph-rsid="00392fc2"/>
    </style:style>
    <style:style style:name="T1" style:family="text">
      <style:text-properties officeooo:rsid="0017e5c1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39e4c" style:font-size-asian="8pt" style:font-size-complex="8pt"/>
    </style:style>
    <style:style style:name="T4" style:family="text">
      <style:text-properties officeooo:rsid="001dc109"/>
    </style:style>
    <style:style style:name="T5" style:family="text">
      <style:text-properties officeooo:rsid="002a10ff"/>
    </style:style>
    <style:style style:name="T6" style:family="text">
      <style:text-properties officeooo:rsid="002ca798"/>
    </style:style>
    <style:style style:name="T7" style:family="text">
      <style:text-properties officeooo:rsid="002f78f6"/>
    </style:style>
    <style:style style:name="T8" style:family="text">
      <style:text-properties officeooo:rsid="00329889"/>
    </style:style>
    <style:style style:name="T9" style:family="text">
      <style:text-properties officeooo:rsid="0034844b"/>
    </style:style>
    <style:style style:name="T10" style:family="text">
      <style:text-properties officeooo:rsid="0034c935"/>
    </style:style>
    <style:style style:name="T11" style:family="text">
      <style:text-properties officeooo:rsid="0036da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DataBroker <text:span text:style-name="T11">User </text:span>Manual</text:p>
      <text:p text:style-name="P9">Notes</text:p>
      <text:h text:style-name="P49" text:outline-level="1">Plug Ins</text:h>
      <text:p text:style-name="P3"><text:span text:style-name="T4">a</text:span>rjuna-technologies:</text:p>
      <text:list xml:id="list3620889596947114023" text:style-name="L1">
        <text:list-item>
          <text:p text:style-name="P52">Drupal_DataBroker_PlugIn</text:p>
        </text:list-item>
        <text:list-item>
          <text:p text:style-name="P52">JEEBatch_DataBroker_Support</text:p>
        </text:list-item>
        <text:list-item>
          <text:p text:style-name="P52">GeoAPI_DataBroker_PlugIn</text:p>
        </text:list-item>
        <text:list-item>
          <text:p text:style-name="P52">GeoTools_DataBroker_PlugIn</text:p>
        </text:list-item>
        <text:list-item>
          <text:p text:style-name="P52">Interconnect_DataBroker_PlugIn</text:p>
        </text:list-item>
        <text:list-item>
          <text:p text:style-name="P52">Simple_DataBroker_PlugIn</text:p>
        </text:list-item>
        <text:list-item>
          <text:p text:style-name="P53">Apache-POI_DataBroker_PlugIn</text:p>
        </text:list-item>
        <text:list-item>
          <text:p text:style-name="P53">TestSupport_DataBroker_Utilities</text:p>
        </text:list-item>
        <text:list-item>
          <text:p text:style-name="P53">FileSystem_DataBroker_PlugIn</text:p>
        </text:list-item>
        <text:list-item>
          <text:p text:style-name="P54">JDBC_DataBroker_PlugIn</text:p>
        </text:list-item>
        <text:list-item>
          <text:p text:style-name="P54">CKAN_DataBroker_PlugIn</text:p>
        </text:list-item>
        <text:list-item>
          <text:p text:style-name="P53">DataBroker_Utilities</text:p>
        </text:list-item>
        <text:list-item>
          <text:p text:style-name="P56">Metadata_Utilities</text:p>
        </text:list-item>
      </text:list>
      <text:p text:style-name="P4">RISBIC:</text:p>
      <text:list xml:id="list801091182341666423" text:style-name="L2">
        <text:list-item>
          <text:p text:style-name="P55">DataFlow_Utilities</text:p>
        </text:list-item>
        <text:list-item>
          <text:p text:style-name="P55">eScienceCentral_DataBroker_PlugIn</text:p>
        </text:list-item>
        <text:list-item>
          <text:p text:style-name="P55">JdbcSourcePlugin</text:p>
        </text:list-item>
      </text:list>
      <text:h text:style-name="P50" text:outline-level="1">PlugIn</text:h>
      <text:p text:style-name="P5">Drupal_DataBroker_PlugIn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Data Node Type</text:p>
          </table:table-cell>
          <table:table-cell table:style-name="Table2.A1" office:value-type="string">
            <text:p text:style-name="P17">Name</text:p>
          </table:table-cell>
          <table:table-cell table:style-name="Table2.C1" office:value-type="string">
            <text:p text:style-name="P23">Description</text:p>
          </table:table-cell>
        </table:table-row>
        <table:table-row table:style-name="Table2.1">
          <table:table-cell table:style-name="Table2.A2" office:value-type="string">
            <text:p text:style-name="P29">DataService</text:p>
          </table:table-cell>
          <table:table-cell table:style-name="Table2.A2" office:value-type="string">
            <text:p text:style-name="P29">ProviderXMLFeedDataService</text:p>
          </table:table-cell>
          <table:table-cell table:style-name="Table2.C2" office:value-type="string">
            <text:p text:style-name="P29">Allows Drupal to acquire via a Feed, with an XML Feed Parser</text:p>
          </table:table-cell>
        </table:table-row>
      </table:table>
      <text:p text:style-name="P5">GeoTools_DataBroker_PlugIn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Data Node Type</text:p>
          </table:table-cell>
          <table:table-cell table:style-name="Table3.A1" office:value-type="string">
            <text:p text:style-name="P18">Name</text:p>
          </table:table-cell>
          <table:table-cell table:style-name="Table3.C1" office:value-type="string">
            <text:p text:style-name="P24">Description</text:p>
          </table:table-cell>
        </table:table-row>
        <table:table-row table:style-name="Table3.1">
          <table:table-cell table:style-name="Table3.A2" office:value-type="string">
            <text:p text:style-name="P30">Data<text:span text:style-name="T5">Processor</text:span></text:p>
          </table:table-cell>
          <table:table-cell table:style-name="Table3.A2" office:value-type="string">
            <text:p text:style-name="P35">ShapeFileConverterDataProcessor</text:p>
          </table:table-cell>
          <table:table-cell table:style-name="Table3.C2" office:value-type="string">
            <text:p text:style-name="P44">Converts each feature within a ShapeFile into a CSV string</text:p>
          </table:table-cell>
        </table:table-row>
      </table:table>
      <text:p text:style-name="P6">Interconnect_DataBroker_PlugIn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Data Node Type</text:p>
          </table:table-cell>
          <table:table-cell table:style-name="Table4.A1" office:value-type="string">
            <text:p text:style-name="P19">Name</text:p>
          </table:table-cell>
          <table:table-cell table:style-name="Table4.C1" office:value-type="string">
            <text:p text:style-name="P25">Description</text:p>
          </table:table-cell>
        </table:table-row>
        <table:table-row table:style-name="Table4.1">
          <table:table-cell table:style-name="Table4.A2" office:value-type="string">
            <text:p text:style-name="P31">Data<text:span text:style-name="T6">Source</text:span></text:p>
          </table:table-cell>
          <table:table-cell table:style-name="Table4.A2" office:value-type="string">
            <text:p text:style-name="P36">PullWebServiceDataSource</text:p>
          </table:table-cell>
          <table:table-cell table:style-name="Table4.C2" office:value-type="string">
            <text:p text:style-name="P40">Pulls data from another DataBroker</text:p>
          </table:table-cell>
        </table:table-row>
        <table:table-row table:style-name="Table4.1">
          <table:table-cell table:style-name="Table4.A2" office:value-type="string">
            <text:p text:style-name="P31">Data<text:span text:style-name="T6">Source</text:span></text:p>
          </table:table-cell>
          <table:table-cell table:style-name="Table4.A2" office:value-type="string">
            <text:p text:style-name="P36">AcceptorWebServiceDataSource</text:p>
          </table:table-cell>
          <table:table-cell table:style-name="Table4.C2" office:value-type="string">
            <text:p text:style-name="P40">Acceptors data from another DataBroker</text:p>
          </table:table-cell>
        </table:table-row>
        <table:table-row table:style-name="Table4.1">
          <table:table-cell table:style-name="Table4.A2" office:value-type="string">
            <text:p text:style-name="P31">Data<text:span text:style-name="T6">Sink</text:span></text:p>
          </table:table-cell>
          <table:table-cell table:style-name="Table4.A2" office:value-type="string">
            <text:p text:style-name="P36">PushWebServiceDataSink</text:p>
          </table:table-cell>
          <table:table-cell table:style-name="Table4.C2" office:value-type="string">
            <text:p text:style-name="P40">Pushes data to another DataBroker, via an acceptor</text:p>
          </table:table-cell>
        </table:table-row>
        <table:table-row table:style-name="Table4.1">
          <table:table-cell table:style-name="Table4.A2" office:value-type="string">
            <text:p text:style-name="P31">Data<text:span text:style-name="T6">Sink</text:span></text:p>
          </table:table-cell>
          <table:table-cell table:style-name="Table4.A2" office:value-type="string">
            <text:p text:style-name="P36">ProviderWebServiceDataSink</text:p>
          </table:table-cell>
          <table:table-cell table:style-name="Table4.C2" office:value-type="string">
            <text:p text:style-name="P40">Provider data to another DataBroker, via a puller.</text:p>
          </table:table-cell>
        </table:table-row>
      </table:table>
      <text:p text:style-name="P7">Simple_DataBroker_PlugIn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4">Data Node Type</text:p>
          </table:table-cell>
          <table:table-cell table:style-name="Table5.A1" office:value-type="string">
            <text:p text:style-name="P20">Name</text:p>
          </table:table-cell>
          <table:table-cell table:style-name="Table5.C1" office:value-type="string">
            <text:p text:style-name="P26">Description</text:p>
          </table:table-cell>
        </table:table-row>
        <table:table-row table:style-name="Table5.1">
          <table:table-cell table:style-name="Table5.A2" office:value-type="string">
            <text:p text:style-name="P32">Data<text:span text:style-name="T6">Source</text:span></text:p>
          </table:table-cell>
          <table:table-cell table:style-name="Table5.A2" office:value-type="string">
            <text:p text:style-name="P37"><text:span text:style-name="T7">Simple</text:span>DataSource</text:p>
          </table:table-cell>
          <table:table-cell table:style-name="Table5.C2" office:value-type="string">
            <text:p text:style-name="P41">Simple example of a data source</text:p>
          </table:table-cell>
        </table:table-row>
        <table:table-row table:style-name="Table5.1">
          <table:table-cell table:style-name="Table5.A2" office:value-type="string">
            <text:p text:style-name="P32">Data<text:span text:style-name="T7">Sink</text:span></text:p>
          </table:table-cell>
          <table:table-cell table:style-name="Table5.A2" office:value-type="string">
            <text:p text:style-name="P37"><text:span text:style-name="T7">Simple</text:span>DataS<text:span text:style-name="T7">ink</text:span></text:p>
          </table:table-cell>
          <table:table-cell table:style-name="Table5.C2" office:value-type="string">
            <text:p text:style-name="P41">Simple example of a data sink</text:p>
          </table:table-cell>
        </table:table-row>
        <table:table-row table:style-name="Table5.1">
          <table:table-cell table:style-name="Table5.A2" office:value-type="string">
            <text:p text:style-name="P32">Data<text:span text:style-name="T7">Processor</text:span></text:p>
          </table:table-cell>
          <table:table-cell table:style-name="Table5.A2" office:value-type="string">
            <text:p text:style-name="P37"><text:span text:style-name="T7">Simple</text:span>Data<text:span text:style-name="T7">Processor</text:span></text:p>
          </table:table-cell>
          <table:table-cell table:style-name="Table5.C2" office:value-type="string">
            <text:p text:style-name="P41">Simple example of a data processor</text:p>
          </table:table-cell>
        </table:table-row>
        <table:table-row table:style-name="Table5.1">
          <table:table-cell table:style-name="Table5.A2" office:value-type="string">
            <text:p text:style-name="P32">Data<text:span text:style-name="T7">Store</text:span></text:p>
          </table:table-cell>
          <table:table-cell table:style-name="Table5.A2" office:value-type="string">
            <text:p text:style-name="P41">SimpleDataStore</text:p>
          </table:table-cell>
          <table:table-cell table:style-name="Table5.C2" office:value-type="string">
            <text:p text:style-name="P41">Simple example of a data store</text:p>
          </table:table-cell>
        </table:table-row>
        <table:table-row table:style-name="Table5.1">
          <table:table-cell table:style-name="Table5.A2" office:value-type="string">
            <text:p text:style-name="P32">Data<text:span text:style-name="T7">Service</text:span></text:p>
          </table:table-cell>
          <table:table-cell table:style-name="Table5.A2" office:value-type="string">
            <text:p text:style-name="P32"><text:span text:style-name="T7">Simple</text:span>Data<text:span text:style-name="T7">Service</text:span></text:p>
          </table:table-cell>
          <table:table-cell table:style-name="Table5.C2" office:value-type="string">
            <text:p text:style-name="P41">Simple example of a data service</text:p>
          </table:table-cell>
        </table:table-row>
      </table:table>
      <text:p text:style-name="P48"><text:soft-page-break/>eScienceCentral_DataBroker_PlugIn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">Data Node Type</text:p>
          </table:table-cell>
          <table:table-cell table:style-name="Table6.A1" office:value-type="string">
            <text:p text:style-name="P21">Name</text:p>
          </table:table-cell>
          <table:table-cell table:style-name="Table6.C1" office:value-type="string">
            <text:p text:style-name="P27">Description</text:p>
          </table:table-cell>
        </table:table-row>
        <table:table-row table:style-name="Table6.1">
          <table:table-cell table:style-name="Table6.A2" office:value-type="string">
            <text:p text:style-name="P33">Data<text:span text:style-name="T6">Source</text:span></text:p>
          </table:table-cell>
          <table:table-cell table:style-name="Table6.A2" office:value-type="string">
            <text:p text:style-name="P38"><text:span text:style-name="T8">Esc</text:span>DataSource</text:p>
          </table:table-cell>
          <table:table-cell table:style-name="Table6.C2" office:value-type="string">
            <text:p text:style-name="P42"><text:span text:style-name="T8">Allows an eScienceCentral</text:span> <text:span text:style-name="T8">DataSet to be a</text:span> data source</text:p>
          </table:table-cell>
        </table:table-row>
        <table:table-row table:style-name="Table6.1">
          <table:table-cell table:style-name="Table6.A2" office:value-type="string">
            <text:p text:style-name="P33">Data<text:span text:style-name="T7">Processor</text:span></text:p>
          </table:table-cell>
          <table:table-cell table:style-name="Table6.A2" office:value-type="string">
            <text:p text:style-name="P38"><text:span text:style-name="T8">Esc</text:span>Data<text:span text:style-name="T7">Processor</text:span></text:p>
          </table:table-cell>
          <table:table-cell table:style-name="Table6.C2" office:value-type="string">
            <text:p text:style-name="P43"><text:span text:style-name="T8">Allows data to be processed by eScienceCentral</text:span> <text:span text:style-name="T9">workflows</text:span> <text:span text:style-name="T9">to form a</text:span> data processor</text:p>
          </table:table-cell>
        </table:table-row>
        <table:table-row table:style-name="Table6.1">
          <table:table-cell table:style-name="Table6.A2" office:value-type="string">
            <text:p text:style-name="P33">Data<text:span text:style-name="T7">Service</text:span></text:p>
          </table:table-cell>
          <table:table-cell table:style-name="Table6.A2" office:value-type="string">
            <text:p text:style-name="P33"><text:span text:style-name="T8">Esc</text:span>Data<text:span text:style-name="T7">Service</text:span></text:p>
          </table:table-cell>
          <table:table-cell table:style-name="Table6.C2" office:value-type="string">
            <text:p text:style-name="P45">Allows DataSet to be sent to eScienceCentral as a data service</text:p>
          </table:table-cell>
        </table:table-row>
      </table:table>
      <text:p text:style-name="P47">JdbcSourcePlugin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6">Data Node Type</text:p>
          </table:table-cell>
          <table:table-cell table:style-name="Table7.A1" office:value-type="string">
            <text:p text:style-name="P22">Name</text:p>
          </table:table-cell>
          <table:table-cell table:style-name="Table7.C1" office:value-type="string">
            <text:p text:style-name="P28">Description</text:p>
          </table:table-cell>
        </table:table-row>
        <table:table-row table:style-name="Table7.1">
          <table:table-cell table:style-name="Table7.A2" office:value-type="string">
            <text:p text:style-name="P34">Data<text:span text:style-name="T6">Source</text:span></text:p>
          </table:table-cell>
          <table:table-cell table:style-name="Table7.A2" office:value-type="string">
            <text:p text:style-name="P39"><text:span text:style-name="T10">Jdbc</text:span>Source</text:p>
          </table:table-cell>
          <table:table-cell table:style-name="Table7.C2" office:value-type="string">
            <text:p text:style-name="P46">Allows an JDBC Connection to be a data source</text:p>
          </table:table-cell>
        </table:table-row>
      </table:table>
      <text:p text:style-name="Text_20_body"/>
      <text:h text:style-name="P51" text:outline-level="1">Example XML DataFlow Config</text:h>
      <text:p text:style-name="P10">&lt;?xml version="1.0" encoding="UTF-8"?&gt;<text:line-break/><text:line-break/>&lt;dataflow name="Example 04"&gt;<text:line-break/> <text:s text:c="3"/>&lt;metaProperties&gt;<text:line-break/> <text:s text:c="7"/>&lt;metaProperty name="MetaName01" value="MetaValue01"/&gt;<text:line-break/> <text:s text:c="3"/>&lt;/metaProperties&gt;<text:line-break/> <text:s text:c="3"/>&lt;properties&gt;<text:line-break/> <text:s text:c="7"/>&lt;property name="Name01" value="Value01"/&gt;<text:line-break/> <text:s text:c="3"/>&lt;/properties&gt;<text:line-break/><text:line-break/> <text:s text:c="3"/>&lt;dataFlowNodeFactory name="DFNF1" class="com.tests.Dummy01DataFlowNodeFactory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Factory&gt;<text:line-break/><text:line-break/> <text:s text:c="3"/>&lt;dataFlowNodeFactory name="DFNF2" class="com.tests.Dummy02DataFlowNodeFactory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Factory&gt;<text:line-break/><text:line-break/> <text:s text:c="3"/>&lt;dataFlowNode name="DFN1" type="datasource" factoryName="DFNF1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&gt;<text:line-break/><text:line-break/> <text:s text:c="3"/>&lt;dataFlowNode name="DFN2" type="datasink" factoryName="DFNF2"&gt;<text:line-break/> <text:s text:c="7"/>&lt;metaProperties&gt;<text:line-break/> <text:s text:c="11"/>&lt;metaProperty name="MetaName01" value="MetaValue01"/&gt;<text:line-break/> <text:s text:c="7"/>&lt;/metaProperties&gt;<text:line-break/> <text:s text:c="7"/>&lt;properties&gt;<text:line-break/> <text:s text:c="11"/>&lt;property name="Name01" value="Value01"/&gt;<text:line-break/> <text:s text:c="7"/>&lt;/properties&gt;<text:line-break/> <text:s text:c="3"/>&lt;/dataFlowNode&gt;<text:line-break/><text:line-break/> <text:s text:c="3"/>&lt;dataFlowLink sourceDataFlowNode="DFN1" sinkDataFlowNode="DFN2"/&gt;<text:line-break/>&lt;/dataflow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17e5c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User Manual</text:span><text:tab/><text:span text:style-name="MT1">1.0</text:span></text:p>
      </style:header>
      <style:footer>
        <text:p text:style-name="MP2"><text:tab/><text:span text:style-name="MT2"><text:page-number text:select-page="current">5</text:page-number></text:span><text:span text:style-name="MT2"> </text:span><text:span text:style-name="MT3">of </text:span><text:span text:style-name="MT3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1M33S</meta:editing-duration>
    <meta:editing-cycles>49</meta:editing-cycles>
    <meta:generator>LibreOffice/4.3.0.4$Windows_x86 LibreOffice_project/62ad5818884a2fc2e5780dd45466868d41009ec0</meta:generator>
    <dc:date>2014-10-28T16:26:49.874000000</dc:date>
    <meta:document-statistic meta:table-count="6" meta:image-count="0" meta:object-count="0" meta:page-count="5" meta:paragraph-count="95" meta:word-count="316" meta:character-count="3595" meta:non-whitespace-character-count="3091"/>
    <meta:user-defined meta:name="Info 1"/>
    <meta:user-defined meta:name="Info 2"/>
    <meta:user-defined meta:name="Info 3"/>
    <meta:user-defined meta:name="Info 4"/>
  </office:meta>
</office:document-meta>
</file>